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61*"/>
    </style:style>
    <style:style style:name="Tabela1.B" style:family="table-column">
      <style:table-column-properties style:column-width="11.901cm" style:rel-column-width="45874*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2a6099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223991" officeooo:paragraph-rsid="00223991" style:font-weight-asian="bold" style:font-weight-complex="bold"/>
    </style:style>
    <style:style style:name="P2" style:family="paragraph" style:parent-style-name="Standard">
      <style:text-properties fo:font-weight="bold" officeooo:rsid="006515e2" officeooo:paragraph-rsid="006515e2" style:font-weight-asian="bold" style:font-weight-complex="bold"/>
    </style:style>
    <style:style style:name="P3" style:family="paragraph" style:parent-style-name="Standard">
      <style:text-properties officeooo:rsid="001eefd6" officeooo:paragraph-rsid="001eefd6"/>
    </style:style>
    <style:style style:name="P4" style:family="paragraph" style:parent-style-name="Table_20_Contents">
      <style:text-properties fo:font-weight="bold" officeooo:rsid="001eefd6" officeooo:paragraph-rsid="001eefd6" style:font-weight-asian="bold" style:font-weight-complex="bold"/>
    </style:style>
    <style:style style:name="P5" style:family="paragraph" style:parent-style-name="Table_20_Contents">
      <style:text-properties fo:font-weight="bold" officeooo:rsid="00251056" officeooo:paragraph-rsid="00251056" style:font-weight-asian="bold" style:font-weight-complex="bold"/>
    </style:style>
    <style:style style:name="P6" style:family="paragraph" style:parent-style-name="Table_20_Contents">
      <style:text-properties fo:font-size="10pt" officeooo:rsid="00251056" officeooo:paragraph-rsid="003abfb4" style:font-size-asian="10pt" style:font-size-complex="10pt"/>
    </style:style>
    <style:style style:name="P7" style:family="paragraph" style:parent-style-name="Table_20_Contents">
      <style:text-properties officeooo:rsid="00251056" officeooo:paragraph-rsid="00251056"/>
    </style:style>
    <style:style style:name="P8" style:family="paragraph" style:parent-style-name="Table_20_Contents">
      <style:text-properties fo:font-weight="bold" officeooo:rsid="00275e39" officeooo:paragraph-rsid="00275e39" style:font-weight-asian="bold" style:font-weight-complex="bold"/>
    </style:style>
    <style:style style:name="P9" style:family="paragraph" style:parent-style-name="Table_20_Contents">
      <style:text-properties fo:font-weight="bold" officeooo:rsid="00275e39" officeooo:paragraph-rsid="003abfb4" style:font-weight-asian="bold" style:font-weight-complex="bold"/>
    </style:style>
    <style:style style:name="P10" style:family="paragraph" style:parent-style-name="Table_20_Contents">
      <style:text-properties fo:font-size="10pt" fo:font-weight="normal" officeooo:rsid="0028f913" officeooo:paragraph-rsid="003abfb4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officeooo:rsid="002943fd" officeooo:paragraph-rsid="002943fd"/>
    </style:style>
    <style:style style:name="P12" style:family="paragraph" style:parent-style-name="Standard">
      <style:text-properties fo:font-weight="bold" officeooo:rsid="002943fd" officeooo:paragraph-rsid="002943fd" style:font-weight-asian="bold" style:font-weight-complex="bold"/>
    </style:style>
    <style:style style:name="P13" style:family="paragraph" style:parent-style-name="Standard">
      <style:text-properties fo:font-size="10pt" officeooo:rsid="002943fd" officeooo:paragraph-rsid="003abfb4" style:font-size-asian="10pt" style:font-size-complex="10pt"/>
    </style:style>
    <style:style style:name="P14" style:family="paragraph" style:parent-style-name="Standard">
      <style:text-properties fo:color="#000000" loext:opacity="100%" officeooo:rsid="004941ad" officeooo:paragraph-rsid="004941ad"/>
    </style:style>
    <style:style style:name="P15" style:family="paragraph" style:parent-style-name="Standard">
      <style:text-properties fo:font-weight="bold" officeooo:rsid="002a1163" officeooo:paragraph-rsid="002a1163" style:font-weight-asian="bold" style:font-weight-complex="bold"/>
    </style:style>
    <style:style style:name="P16" style:family="paragraph" style:parent-style-name="Standard">
      <style:text-properties fo:font-size="10pt" officeooo:rsid="002a1163" officeooo:paragraph-rsid="003abfb4" style:font-size-asian="10pt" style:font-size-complex="10pt"/>
    </style:style>
    <style:style style:name="P17" style:family="paragraph" style:parent-style-name="Standard">
      <style:text-properties fo:color="#000000" loext:opacity="100%" officeooo:rsid="0055b5c5" officeooo:paragraph-rsid="0055b5c5"/>
    </style:style>
    <style:style style:name="P18" style:family="paragraph" style:parent-style-name="Standard">
      <style:text-properties fo:color="#000000" loext:opacity="100%" officeooo:rsid="0056c446" officeooo:paragraph-rsid="0056c446"/>
    </style:style>
    <style:style style:name="P19" style:family="paragraph" style:parent-style-name="Standard">
      <style:text-properties fo:color="#000000" loext:opacity="100%" officeooo:rsid="0057e6b1" officeooo:paragraph-rsid="0057e6b1"/>
    </style:style>
    <style:style style:name="P20" style:family="paragraph" style:parent-style-name="Standard">
      <style:text-properties fo:font-weight="bold" officeooo:rsid="002da196" officeooo:paragraph-rsid="002da196" style:font-weight-asian="bold" style:font-weight-complex="bold"/>
    </style:style>
    <style:style style:name="P21" style:family="paragraph" style:parent-style-name="Standard">
      <style:text-properties fo:font-size="10pt" officeooo:rsid="002da196" officeooo:paragraph-rsid="003b8744" style:font-size-asian="10pt" style:font-size-complex="10pt"/>
    </style:style>
    <style:style style:name="P22" style:family="paragraph" style:parent-style-name="Standard">
      <style:text-properties fo:color="#000000" loext:opacity="100%" officeooo:rsid="0058f225" officeooo:paragraph-rsid="0058f225"/>
    </style:style>
    <style:style style:name="P23" style:family="paragraph" style:parent-style-name="Standard">
      <style:text-properties fo:color="#000000" loext:opacity="100%" officeooo:rsid="005ab3b9" officeooo:paragraph-rsid="005ab3b9"/>
    </style:style>
    <style:style style:name="P24" style:family="paragraph" style:parent-style-name="Standard">
      <style:text-properties fo:color="#000000" loext:opacity="100%" officeooo:rsid="00598e3b" officeooo:paragraph-rsid="00598e3b"/>
    </style:style>
    <style:style style:name="P25" style:family="paragraph" style:parent-style-name="Standard">
      <style:text-properties fo:font-weight="bold" officeooo:rsid="002bc2f1" officeooo:paragraph-rsid="002bc2f1" style:font-weight-asian="bold" style:font-weight-complex="bold"/>
    </style:style>
    <style:style style:name="P26" style:family="paragraph" style:parent-style-name="Standard">
      <style:text-properties fo:font-size="10pt" officeooo:rsid="0031bfe7" officeooo:paragraph-rsid="003b8744" style:font-size-asian="10pt" style:font-size-complex="10pt"/>
    </style:style>
    <style:style style:name="P27" style:family="paragraph" style:parent-style-name="Standard">
      <style:text-properties fo:color="#000000" loext:opacity="100%" officeooo:rsid="005ab3b9" officeooo:paragraph-rsid="005ff6eb"/>
    </style:style>
    <style:style style:name="P28" style:family="paragraph" style:parent-style-name="Standard">
      <style:text-properties fo:color="#000000" loext:opacity="100%" officeooo:rsid="005ff6eb" officeooo:paragraph-rsid="005ff6eb"/>
    </style:style>
    <style:style style:name="P29" style:family="paragraph" style:parent-style-name="Standard">
      <style:text-properties fo:color="#000000" loext:opacity="100%" officeooo:rsid="005c83e9" officeooo:paragraph-rsid="005c83e9"/>
    </style:style>
    <style:style style:name="P30" style:family="paragraph" style:parent-style-name="Standard">
      <style:text-properties fo:font-weight="bold" officeooo:rsid="0031bfe7" officeooo:paragraph-rsid="0031bfe7" style:font-weight-asian="bold" style:font-weight-complex="bold"/>
    </style:style>
    <style:style style:name="P31" style:family="paragraph" style:parent-style-name="Standard">
      <style:text-properties fo:font-size="10pt" officeooo:rsid="0031bfe7" officeooo:paragraph-rsid="003cd762" style:font-size-asian="10pt" style:font-size-complex="10pt"/>
    </style:style>
    <style:style style:name="P32" style:family="paragraph" style:parent-style-name="Standard">
      <style:text-properties fo:color="#000000" loext:opacity="100%" officeooo:rsid="0062c328" officeooo:paragraph-rsid="0062c328"/>
    </style:style>
    <style:style style:name="P33" style:family="paragraph" style:parent-style-name="Standard">
      <style:text-properties fo:color="#000000" loext:opacity="100%" officeooo:rsid="005c83e9" officeooo:paragraph-rsid="0062c328"/>
    </style:style>
    <style:style style:name="P34" style:family="paragraph" style:parent-style-name="Standard">
      <style:text-properties fo:color="#ff0000" loext:opacity="100%" officeooo:rsid="00376347" officeooo:paragraph-rsid="00376347"/>
    </style:style>
    <style:style style:name="P35" style:family="paragraph" style:parent-style-name="Standard">
      <style:text-properties fo:color="#000000" loext:opacity="100%" officeooo:rsid="002943fd" officeooo:paragraph-rsid="0062c328"/>
    </style:style>
    <style:style style:name="P36" style:family="paragraph" style:parent-style-name="Standard">
      <style:text-properties fo:color="#000000" loext:opacity="100%" officeooo:rsid="004941ad" officeooo:paragraph-rsid="0062c328"/>
    </style:style>
    <style:style style:name="P37" style:family="paragraph" style:parent-style-name="Standard">
      <style:text-properties fo:color="#000000" loext:opacity="100%" officeooo:rsid="0055b5c5" officeooo:paragraph-rsid="0062c328"/>
    </style:style>
    <style:style style:name="P38" style:family="paragraph" style:parent-style-name="Standard">
      <style:text-properties fo:color="#000000" loext:opacity="100%" officeooo:rsid="0056c446" officeooo:paragraph-rsid="0062c328"/>
    </style:style>
    <style:style style:name="P39" style:family="paragraph" style:parent-style-name="Standard">
      <style:text-properties fo:color="#000000" loext:opacity="100%" officeooo:rsid="0057e6b1" officeooo:paragraph-rsid="0062c328"/>
    </style:style>
    <style:style style:name="P40" style:family="paragraph" style:parent-style-name="Standard">
      <style:text-properties fo:color="#000000" loext:opacity="100%" officeooo:rsid="0058f225" officeooo:paragraph-rsid="0062c328"/>
    </style:style>
    <style:style style:name="P41" style:family="paragraph" style:parent-style-name="Standard">
      <style:text-properties fo:color="#000000" loext:opacity="100%" officeooo:rsid="005ab3b9" officeooo:paragraph-rsid="0062c328"/>
    </style:style>
    <style:style style:name="P42" style:family="paragraph" style:parent-style-name="Standard">
      <style:text-properties fo:color="#000000" loext:opacity="100%" officeooo:rsid="005ab3b9" officeooo:paragraph-rsid="00643dba"/>
    </style:style>
    <style:style style:name="P43" style:family="paragraph" style:parent-style-name="Standard">
      <style:text-properties fo:color="#000000" loext:opacity="100%" officeooo:rsid="005ff6eb" officeooo:paragraph-rsid="00643dba"/>
    </style:style>
    <style:style style:name="P44" style:family="paragraph" style:parent-style-name="Standard">
      <style:text-properties fo:color="#000000" loext:opacity="100%" officeooo:rsid="005c83e9" officeooo:paragraph-rsid="00643dba"/>
    </style:style>
    <style:style style:name="P45" style:family="paragraph" style:parent-style-name="Standard">
      <style:text-properties fo:color="#000000" loext:opacity="100%" officeooo:rsid="0062c328" officeooo:paragraph-rsid="00643dba"/>
    </style:style>
    <style:style style:name="P46" style:family="paragraph" style:parent-style-name="Standard">
      <style:text-properties fo:color="#55308d" loext:opacity="100%" officeooo:rsid="005c83e9" officeooo:paragraph-rsid="00643dba"/>
    </style:style>
    <style:style style:name="T1" style:family="text">
      <style:text-properties officeooo:rsid="00223991"/>
    </style:style>
    <style:style style:name="T2" style:family="text">
      <style:text-properties officeooo:rsid="00260915"/>
    </style:style>
    <style:style style:name="T3" style:family="text">
      <style:text-properties officeooo:rsid="004c56b9"/>
    </style:style>
    <style:style style:name="T4" style:family="text">
      <style:text-properties officeooo:rsid="0048f2f0"/>
    </style:style>
    <style:style style:name="T5" style:family="text">
      <style:text-properties officeooo:rsid="004e42a6"/>
    </style:style>
    <style:style style:name="T6" style:family="text">
      <style:text-properties officeooo:rsid="004eb74b"/>
    </style:style>
    <style:style style:name="T7" style:family="text">
      <style:text-properties officeooo:rsid="0029ea99"/>
    </style:style>
    <style:style style:name="T8" style:family="text">
      <style:text-properties officeooo:rsid="00528a73"/>
    </style:style>
    <style:style style:name="T9" style:family="text">
      <style:text-properties officeooo:rsid="005d2b9c"/>
    </style:style>
    <style:style style:name="T10" style:family="text">
      <style:text-properties officeooo:rsid="004b1903"/>
    </style:style>
    <style:style style:name="T11" style:family="text">
      <style:text-properties officeooo:rsid="005278bb"/>
    </style:style>
    <style:style style:name="T12" style:family="text">
      <style:text-properties officeooo:rsid="005dfc66"/>
    </style:style>
    <style:style style:name="T13" style:family="text">
      <style:text-properties officeooo:rsid="0050aa5e"/>
    </style:style>
    <style:style style:name="T14" style:family="text">
      <style:text-properties style:text-underline-style="solid" style:text-underline-width="auto" style:text-underline-color="font-color" officeooo:rsid="0029ea99"/>
    </style:style>
    <style:style style:name="T15" style:family="text">
      <style:text-properties officeooo:rsid="003f5581"/>
    </style:style>
    <style:style style:name="T16" style:family="text">
      <style:text-properties style:text-underline-style="solid" style:text-underline-width="auto" style:text-underline-color="font-color" officeooo:rsid="003f5581"/>
    </style:style>
    <style:style style:name="T17" style:family="text">
      <style:text-properties officeooo:rsid="005ab3b9"/>
    </style:style>
    <style:style style:name="T18" style:family="text">
      <style:text-properties officeooo:rsid="0056c446"/>
    </style:style>
    <style:style style:name="T19" style:family="text">
      <style:text-properties officeooo:rsid="0057e6b1"/>
    </style:style>
    <style:style style:name="T20" style:family="text">
      <style:text-properties officeooo:rsid="0058f225"/>
    </style:style>
    <style:style style:name="T21" style:family="text">
      <style:text-properties officeooo:rsid="00354699"/>
    </style:style>
    <style:style style:name="T22" style:family="text">
      <style:text-properties officeooo:rsid="00470120"/>
    </style:style>
    <style:style style:name="T23" style:family="text">
      <style:text-properties officeooo:rsid="00432838"/>
    </style:style>
    <style:style style:name="T24" style:family="text">
      <style:text-properties officeooo:rsid="004439f2"/>
    </style:style>
    <style:style style:name="T25" style:family="text">
      <style:text-properties officeooo:rsid="0046dc67"/>
    </style:style>
    <style:style style:name="T26" style:family="text">
      <style:text-properties officeooo:rsid="00598e3b"/>
    </style:style>
    <style:style style:name="T27" style:family="text">
      <style:text-properties officeooo:rsid="005c83e9"/>
    </style:style>
    <style:style style:name="T28" style:family="text">
      <style:text-properties officeooo:rsid="0032ac92"/>
    </style:style>
    <style:style style:name="T29" style:family="text">
      <style:text-properties officeooo:rsid="0040ef73"/>
    </style:style>
    <style:style style:name="T30" style:family="text">
      <style:text-properties style:text-underline-style="solid" style:text-underline-width="auto" style:text-underline-color="font-color" officeooo:rsid="0040ef73"/>
    </style:style>
    <style:style style:name="T31" style:family="text">
      <style:text-properties officeooo:rsid="005e0d08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officeooo:rsid="005e0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PADRÃO DE PROMPT</text:p>
      <text:p text:style-name="P2">Link do Projeto no Github: git@github.com:consultorsandro/Podcast_VeteranoeDev.git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Etapa/<text:span text:style-name="T1">Estratégia</text:span></text:p>
          </table:table-cell>
          <table:table-cell table:style-name="Tabela1.B1" office:value-type="string">
            <text:p text:style-name="P4">Demanda</text:p>
          </table:table-cell>
        </table:table-row>
        <table:table-row>
          <table:table-cell table:style-name="Tabela1.A2" office:value-type="string">
            <text:p text:style-name="P5">Tiro Curto (Few-shot)</text:p>
            <text:p text:style-name="P6">Apresentar somente a entrada e saída esperad<text:span text:style-name="T2">a</text:span>. 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3" office:value-type="string">
            <text:p text:style-name="P8">Contexto ou configuração</text:p>
            <text:p text:style-name="P9">(Personagem e situação)</text:p>
            <text:p text:style-name="P10">Define personagem e o contexto em que vai ajudar.</text:p>
          </table:table-cell>
          <table:table-cell table:style-name="Tabela1.B3" office:value-type="string">
            <text:p text:style-name="P11">Preciso que você seja um especialista <text:span text:style-name="T3">em produção</text:span><text:span text:style-name="T4"> de conteúdo para podcast (roteirista </text:span><text:span text:style-name="T5">e </text:span><text:span text:style-name="T6">outras necessidades a respeito de podcast</text:span><text:span text:style-name="T4">).</text:span></text:p>
          </table:table-cell>
        </table:table-row>
        <table:table-row>
          <table:table-cell table:style-name="Tabela1.A2" office:value-type="string">
            <text:p text:style-name="P12">Conteúdo Principal</text:p>
            <text:p text:style-name="P13">Parágrafo que traz o argumento ou orientações principais usados no processo de solução. <text:span text:style-name="T7">(Pode ser uma anexo)</text:span></text:p>
          </table:table-cell>
          <table:table-cell table:style-name="Tabela1.B4" office:value-type="string">
            <text:p text:style-name="P14"><text:span text:style-name="T8">Estou criando um podcast com o nome “Veterano e Dev. </text:span><text:span text:style-name="T9">Força Tática Caranguejo</text:span><text:span text:style-name="T8">.” </text:span>O podcast vai abordar assuntos relacionados a <text:span text:style-name="T10">programação na</text:span> linguagem Rust,<text:span text:style-name="T11"> seus frameworks, </text:span><text:span text:style-name="T12">aplicações e</text:span> <text:span text:style-name="T13">tecnologias </text:span><text:span text:style-name="T12">afins </text:span><text:span text:style-name="T13">como </text:span>Blockchain, <text:span text:style-name="T10">inteligência artificial, </text:span><text:span text:style-name="T11">c</text:span>ibersegurança, <text:span text:style-name="T11">robótica</text:span> <text:span text:style-name="T10">e mercado de trabalho. </text:span></text:p>
          </table:table-cell>
        </table:table-row>
        <table:table-row>
          <table:table-cell table:style-name="Tabela1.A2" office:value-type="string">
            <text:p text:style-name="P15">Conteúdo Auxiliar</text:p>
            <text:p text:style-name="P16">Dados extras que podem melhorar a qualidade da solução. <text:span text:style-name="T7">(Pode ser uma </text:span><text:span text:style-name="T14">anexo</text:span><text:span text:style-name="T7">). </text:span><text:span text:style-name="T15">Solicitar ou exemplificar </text:span><text:span text:style-name="T16">aplicações</text:span><text:span text:style-name="T15"> reais.</text:span></text:p>
          </table:table-cell>
          <table:table-cell table:style-name="Tabela1.B5" office:value-type="string">
            <text:p text:style-name="P17">O roteiro podcast <text:span text:style-name="T17">para o primeiro episódio </text:span><text:span text:style-name="T18">deve ter blocos com a</text:span> seguinte ordem:</text:p>
            <text:p text:style-name="P17">* Introdução;</text:p>
            <text:p text:style-name="P17">* Uma <text:span text:style-name="T18">c</text:span>uriosidade da linguagem Rust;</text:p>
            <text:p text:style-name="P18">* Tema principal <text:span text:style-name="T19">e</text:span></text:p>
            <text:p text:style-name="P19">* Finalização <text:span text:style-name="T20">com dica bônus.</text:span></text:p>
          </table:table-cell>
        </table:table-row>
        <table:table-row>
          <table:table-cell table:style-name="Tabela1.A2" office:value-type="string">
            <text:p text:style-name="P20">Limitações / <text:span text:style-name="T21">Exigências</text:span></text:p>
            <text:p text:style-name="P21">Solicita<text:span text:style-name="T22">r</text:span> limites na solução para aumentar sua assertividade. <text:span text:style-name="T23">Expressar o que não quer. </text:span><text:span text:style-name="T24">Solicitar substituições a parâmetros </text:span><text:span text:style-name="T25">e variáveis</text:span><text:span text:style-name="T24"> que estarão entre colchetes [nome].</text:span></text:p>
          </table:table-cell>
          <table:table-cell table:style-name="Tabela1.B6" office:value-type="string">
            <text:p text:style-name="P22">No bloco Introdução: Seja breve saudando a audiência e comentando muito brevemente sobre o bloco curiosidade, o tema principal e que teremos uma dica bônus no encerramento.</text:p>
            <text:p text:style-name="P23">No bloco Curiosidade, pode incluir uma vantagem da linguagem Rust em comparação a uma linguagem mais antiga como Pyton ou C++.</text:p>
            <text:p text:style-name="P23">No bloco tema principal, você deve abordar os principais motivos que os criadores da linguagem Rust tiveram para criá-la. </text:p>
            <text:p text:style-name="P22"><text:span text:style-name="T26">Durante todo o podcast a</text:span> <text:span text:style-name="T26">abordagem</text:span> pode ser alegre, <text:span text:style-name="T26">positiva,</text:span> mas com sobriedade. Para pessoas <text:span text:style-name="T27">e programadores em </text:span>torno dos 40 anos.</text:p>
            <text:p text:style-name="P23">No bloco finalização, demonstre passo a passo a aplicação de um recurso qualquer encontrado na documentação da linguagem Rust.</text:p>
            <text:p text:style-name="P23">Convém que o conteúdo de todo o episódio não ultrapasse 10 minutos.</text:p>
            <text:p text:style-name="P24"/>
          </table:table-cell>
        </table:table-row>
        <table:table-row>
          <table:table-cell table:style-name="Tabela1.A2" office:value-type="string">
            <text:p text:style-name="P25">Indicações</text:p>
            <text:p text:style-name="P26">Resumo de como será a saída (solução). <text:span text:style-name="T28">Repete conteúdo principal. </text:span><text:span text:style-name="T29">Solicitar </text:span><text:span text:style-name="T30">passo a passo</text:span><text:span text:style-name="T29"> se for o caso. </text:span></text:p>
          </table:table-cell>
          <table:table-cell table:style-name="Tabela1.B7" office:value-type="string">
            <text:p text:style-name="P23">Gere o roteiro com os blocos bem divididos. </text:p>
            <text:p text:style-name="P27">A introdução deve ser curta mas com todos os detalhes do episódio.</text:p>
            <text:p text:style-name="P28">No bloco curiosidade, procure explicar evitando termos técnicos, adotando se possível, <text:s/>situações do dia a dia de programação.</text:p>
            <text:p text:style-name="P27">No bloco principal comente cada item que você encontrar de forma resumida. </text:p>
            <text:p text:style-name="P29">No bloco finalização, após a dica bônus, deve haver uma despedida e agradecimento por ter acompanhado até o final.</text:p>
          </table:table-cell>
        </table:table-row>
        <table:table-row>
          <table:table-cell table:style-name="Tabela1.A2" office:value-type="string">
            <text:p text:style-name="P30">Formato da Saída</text:p>
            <text:p text:style-name="P31">Detalhamento da forma como será exibida a solução.</text:p>
            <text:p text:style-name="P31">Ex: Tipo de texto <text:span text:style-name="T28">(narrativo, lista, </text:span><text:soft-page-break/><text:span text:style-name="T28">tópicos, etc)</text:span>, tipo do arquivo, divisões recomendadas, comentários, como são os exemplos, etc.</text:p>
          </table:table-cell>
          <table:table-cell table:style-name="Tabela1.B8" office:value-type="string">
            <text:p text:style-name="P32">Narrativa em arquivo-texto bem divido e organizado.</text:p>
            <text:p text:style-name="P33">O resultado deve ser semelhante a produção para uma rádio <text:span text:style-name="T31">e podcasts </text:span>dos dias atuais. </text:p>
          </table:table-cell>
        </table:table-row>
      </table:table>
      <text:p text:style-name="P3"/>
      <text:p text:style-name="P34">PROMPT PRONTO:</text:p>
      <text:p text:style-name="P35">Preciso que você seja um especialista <text:span text:style-name="T3">em produção</text:span><text:span text:style-name="T4"> de conteúdo para podcast (roteirista </text:span><text:span text:style-name="T5">e </text:span><text:span text:style-name="T6">outras necessidades a respeito de podcast</text:span><text:span text:style-name="T4">).</text:span></text:p>
      <text:p text:style-name="P35"/>
      <text:p text:style-name="P36"><text:span text:style-name="T8">Estou criando um podcast com o nome “Veterano e Dev. </text:span><text:span text:style-name="T9">Força Tática Caranguejo</text:span><text:span text:style-name="T8">.” </text:span>O podcast vai abordar assuntos relacionados a <text:span text:style-name="T10">programação na</text:span> linguagem Rust,<text:span text:style-name="T11"> seus frameworks, </text:span><text:span text:style-name="T12">aplicações e</text:span> <text:span text:style-name="T13">tecnologias </text:span><text:span text:style-name="T12">afins </text:span><text:span text:style-name="T13">como </text:span>Blockchain, <text:span text:style-name="T10">inteligência artificial, </text:span><text:span text:style-name="T11">c</text:span>ibersegurança, <text:span text:style-name="T11">robótica</text:span> <text:span text:style-name="T10">e mercado de trabalho. </text:span></text:p>
      <text:p text:style-name="P36"/>
      <text:p text:style-name="P37">O roteiro podcast <text:span text:style-name="T17">para o primeiro episódio </text:span><text:span text:style-name="T18">deve ter blocos com a</text:span> seguinte ordem:</text:p>
      <text:p text:style-name="P37">* Introdução;</text:p>
      <text:p text:style-name="P37">* Uma <text:span text:style-name="T18">c</text:span>uriosidade da linguagem Rust;</text:p>
      <text:p text:style-name="P38">* Tema principal <text:span text:style-name="T19">e</text:span></text:p>
      <text:p text:style-name="P39">* Finalização <text:span text:style-name="T20">com dica bônus.</text:span></text:p>
      <text:p text:style-name="P39"/>
      <text:p text:style-name="P40">No bloco Introdução: Seja breve saudando a audiência e comentando muito brevemente sobre o bloco curiosidade, o tema principal e que teremos uma dica bônus no encerramento.</text:p>
      <text:p text:style-name="P41">No bloco Curiosidade, pode incluir uma vantagem da linguagem Rust em comparação a uma linguagem mais antiga como Pyton ou C++.</text:p>
      <text:p text:style-name="P41"/>
      <text:p text:style-name="P41">No bloco tema principal, você deve abordar os principais motivos que os criadores da linguagem Rust tiveram para criá-la. </text:p>
      <text:p text:style-name="P41"/>
      <text:p text:style-name="P40"><text:span text:style-name="T26">Durante todo o podcast a</text:span> <text:span text:style-name="T26">abordagem</text:span> pode ser alegre, <text:span text:style-name="T26">positiva,</text:span> mas com sobriedade. Para pessoas <text:span text:style-name="T27">e programadores em </text:span>torno dos 40 anos.</text:p>
      <text:p text:style-name="P40"/>
      <text:p text:style-name="P41">No bloco finalização, demonstre passo a passo a aplicação de um recurso qualquer encontrado na documentação da linguagem Rust.</text:p>
      <text:p text:style-name="P41"/>
      <text:p text:style-name="P41">Convém que o conteúdo de todo o episódio não ultrapasse 10 minutos.</text:p>
      <text:p text:style-name="P42">Gere o roteiro com os blocos bem divididos. </text:p>
      <text:p text:style-name="P42">A introdução deve ser curta mas com todos os detalhes do episódio.</text:p>
      <text:p text:style-name="P42"/>
      <text:p text:style-name="P43">No bloco curiosidade, procure explicar evitando termos técnicos, adotando se possível, <text:s/>situações do dia a dia de programação.</text:p>
      <text:p text:style-name="P42">No bloco principal comente cada item que você encontrar de forma resumida. </text:p>
      <text:p text:style-name="P44">No bloco finalização, após a dica bônus, deve haver uma despedida e agradecimento por ter acompanhado até o final.</text:p>
      <text:p text:style-name="P44"/>
      <text:p text:style-name="P45">Narrativa em arquivo-texto bem divido e organizado.</text:p>
      <text:p text:style-name="P46"><text:span text:style-name="T32">O resultado deve ser semelhante a produção para uma rádio </text:span><text:span text:style-name="T33">e podcasts </text:span><text:span text:style-name="T32">dos dias atuai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9:37:59.551637500</meta:creation-date>
    <dc:date>2025-04-25T20:27:25.539889500</dc:date>
    <meta:editing-duration>PT5H35M53S</meta:editing-duration>
    <meta:editing-cycles>70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61" meta:word-count="758" meta:character-count="4895" meta:non-whitespace-character-count="4184"/>
  </office:meta>
</office:document-meta>
</file>